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5FE000033AECE3D846A.svm"/>
  <manifest:file-entry manifest:media-type="" manifest:full-path="Pictures/20000007000051A70000226C5FED7AF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Colonna MT" svg:font-family="'Colonna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center" style:justify-single-word="false"/>
      <style:text-properties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list-style-name="L1">
      <style:paragraph-properties fo:text-align="justify" style:justify-single-word="false"/>
      <style:text-properties style:text-underline-style="none" fo:font-weight="normal" style:font-weight-asian="normal" style:font-weight-complex="normal"/>
    </style:style>
    <style:style style:name="P6" style:family="paragraph" style:parent-style-name="Standard" style:list-style-name="L2">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list-style-name="L3">
      <style:paragraph-properties fo:text-align="justify" style:justify-single-word="false"/>
      <style:text-properties style:text-underline-style="none" fo:font-weight="normal" style:font-weight-asian="normal" style:font-weight-complex="normal"/>
    </style:style>
    <style:style style:name="P8" style:family="paragraph" style:parent-style-name="Standard" style:list-style-name="L4">
      <style:paragraph-properties fo:text-align="justify" style:justify-single-word="false"/>
      <style:text-properties style:text-underline-style="none" fo:font-weight="normal" style:font-weight-asian="normal" style:font-weight-complex="normal"/>
    </style:style>
    <style:style style:name="P9" style:family="paragraph" style:parent-style-name="Standard" style:list-style-name="L5">
      <style:paragraph-properties fo:text-align="justify" style:justify-single-word="false"/>
      <style:text-properties style:text-underline-style="none" fo:font-weight="normal" style:font-weight-asian="normal" style:font-weight-complex="normal"/>
    </style:style>
    <style:style style:name="P10" style:family="paragraph" style:parent-style-name="Footnote">
      <style:paragraph-properties fo:margin-left="0cm" fo:margin-right="0cm" fo:text-align="justify" style:justify-single-word="false" fo:text-indent="0cm" style:auto-text-indent="false"/>
    </style:style>
    <style:style style:name="P11" style:family="paragraph">
      <style:text-properties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style:font-name="Courier New" fo:font-size="11pt" fo:font-style="normal" style:font-size-asian="11pt" style:font-style-asian="normal" style:font-size-complex="11pt" style:font-style-complex="normal"/>
    </style:style>
    <style:style style:name="T8" style:family="text">
      <style:text-properties style:font-name="Courier New" fo:font-size="11pt" fo:font-style="normal" style:text-underline-style="none" style:font-size-asian="11pt" style:font-style-asian="normal" style:font-size-complex="11pt" style:font-style-complex="normal"/>
    </style:style>
    <style:style style:name="T9"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CNA DAY 26</text:p>
      <text:p text:style-name="P1">DNS</text:p>
      <text:p text:style-name="P1"/>
      <text:p text:style-name="P3"/>
      <text:p text:style-name="P2">Websites in the network basics</text:p>
      <text:p text:style-name="P4"/>
      <text:p text:style-name="P4">Comment fait-on pour déployer un site internet ?</text:p>
      <text:list xml:id="list4965932744084254720" text:style-name="L1">
        <text:list-item>
          <text:p text:style-name="P5">Enregistrer un nom de domaine en l'achetant (pas mal de sites qui font ça, par exemple GoDaddy). On peut enregistrer un nom de domaine en .com (plus cher), .fr etc...</text:p>
        </text:list-item>
      </text:list>
      <text:p text:style-name="P4"/>
      <text:list xml:id="list2573814164541972984" text:style-name="L2">
        <text:list-item>
          <text:p text:style-name="P6">Acheter du <text:span text:style-name="T2">hosting space </text:span><text:span text:style-name="T3">(de l'hébergement, par exemple sur OVH), et y héberger tous les fichiers de notre site web dessus (html, css, javascript, images...).</text:span></text:p>
        </text:list-item>
      </text:list>
      <text:p text:style-name="P4"><text:span text:style-name="T3"/></text:p>
      <text:list xml:id="list8995802952709235896" text:style-name="L3">
        <text:list-item>
          <text:p text:style-name="P7"><text:span text:style-name="T4">Link domain to host</text:span><text:span text:style-name="T3">. Imaginons que j'ai acheté le domaine </text:span><text:span text:style-name="T7">croco-byte.com</text:span><text:span text:style-name="T3">. Si quelqu'un tape cette URL dans son browser, il faut un moyen permettant au browser de savoir que les fichiers du domaine </text:span><text:span text:style-name="T7">croco-byte.com </text:span><text:span text:style-name="T3">se trouvent dans le serveur 74.165.15.16 hébergeant les fichiers, pour que le browser puisse envoyer une requête au serveur et afficher le site. En théorie on pourrait taper directement l'IP du serveur dans le browser et ça nous afficherait bien le site, mais cela n'est pas pratique.</text:span></text:p>
        </text:list-item>
      </text:list>
      <text:p text:style-name="P4"><text:span text:style-name="T3"/></text:p>
      <text:p text:style-name="P4"><text:span text:style-name="T3"/></text:p>
      <text:p text:style-name="P4"><draw:frame draw:style-name="fr1" draw:name="images1" text:anchor-type="paragraph" svg:x="0cm" svg:y="1.296cm" svg:width="16.999cm" svg:height="7.165cm" draw:z-index="0"><draw:image xlink:href="Pictures/20000007000051A70000226C5FED7AF8.svm" xlink:type="simple" xlink:show="embed" xlink:actuate="onLoad"/></draw:frame><text:span text:style-name="T3"/></text:p>
      <text:p text:style-name="P4"><text:span text:style-name="T3">On peut visualiser le lien entre le domain name et l'hôte de cette façon :</text:span></text:p>
      <text:p text:style-name="P4"><draw:frame text:anchor-type="paragraph" draw:z-index="1" draw:style-name="gr1" draw:text-style-name="P11" svg:width="0.927cm" svg:height="0.689cm" svg:x="2.184cm" svg:y="3.002cm"><draw:text-box><text:p text:style-name="P11"><text:span text:style-name="T9">1.</text:span></text:p></draw:text-box></draw:frame><draw:frame text:anchor-type="paragraph" draw:z-index="2" draw:style-name="gr2" draw:text-style-name="P11" svg:width="1.826cm" svg:height="0.9cm" svg:x="9.592cm" svg:y="1.256cm"><draw:text-box><text:p><text:span text:style-name="T9">2.</text:span></text:p></draw:text-box></draw:frame><draw:frame text:anchor-type="paragraph" draw:z-index="3" draw:style-name="gr3" draw:text-style-name="P11" svg:width="1.509cm" svg:height="0.874cm" svg:x="7.29cm" svg:y="5.172cm"><draw:text-box><text:p><text:span text:style-name="T9">3.</text:span></text:p></draw:text-box></draw:frame><text:span text:style-name="T3"/></text:p>
      <text:p text:style-name="P4"><text:span text:style-name="T3">Ce qui est pratique, c'est aussi qu'on peut changer d'hébergement sans que cela change quoi que ce soit pour l'utilisateur, qui tapera toujours </text:span><text:span text:style-name="T7">croco-byte.com</text:span><text:span text:style-name="T3"> dans sa barre de recherche.</text:span></text:p>
      <text:p text:style-name="P4"><text:span text:style-name="T3"/></text:p>
      <text:p text:style-name="P4"><text:span text:style-name="T3"/></text:p>
      <text:p text:style-name="P4"><text:span text:style-name="T3"/></text:p>
      <text:p text:style-name="P2"><text:span text:style-name="T3">What is DNS (Domain Name System)</text:span></text:p>
      <text:p text:style-name="P2"><text:span text:style-name="T5"/></text:p>
      <text:p text:style-name="P2"><text:span text:style-name="T5">Le Domain Name System est simplement </text:span><text:span text:style-name="T6">le mécanisme qui permet de lier un nom de domaine à un hôte</text:span><text:span text:style-name="T5">. Dans le schéma ci-dessus, le DNS est le mécanisme qui permet de faire le lien entre </text:span><text:span text:style-name="T8">croco-byte.com</text:span><text:span text:style-name="T5"> et le serveur </text:span><text:span text:style-name="T8">75.165.15.16</text:span><text:span text:style-name="T5">. </text:span></text:p>
      <text:p text:style-name="P2"><text:span text:style-name="T1"/></text:p>
      <text:p text:style-name="P2"><text:span text:style-name="T1">En bref :</text:span></text:p>
      <text:p text:style-name="P2"><text:span text:style-name="T1"/></text:p>
      <text:list xml:id="list7194213359373235131" text:style-name="L4">
        <text:list-item>
          <text:p text:style-name="P8"><text:soft-page-break/><text:span text:style-name="T3">Client enters </text:span><text:span text:style-name="T7">croco-byte.com</text:span><text:span text:style-name="T3"> in browser.</text:span></text:p>
        </text:list-item>
        <text:list-item>
          <text:p text:style-name="P8"><text:span text:style-name="T3">DNS resolves </text:span><text:span text:style-name="T7">croco-bye.com</text:span><text:span text:style-name="T3"> as server </text:span><text:span text:style-name="T7">75.165.15.16</text:span><text:span text:style-name="T3">.</text:span></text:p>
        </text:list-item>
        <text:list-item>
          <text:p text:style-name="P8"><text:span text:style-name="T3">Server </text:span><text:span text:style-name="T7">75.165.15.16 </text:span><text:span text:style-name="T3">answers to client.</text:span></text:p>
        </text:list-item>
      </text:list>
      <text:p text:style-name="P4"><text:span text:style-name="T5"/></text:p>
      <text:p text:style-name="P4"><text:span text:style-name="T5"/></text:p>
      <text:p text:style-name="P4"><text:span text:style-name="T3">On peut avoir des DNS resolvers </text:span><text:span text:style-name="T4">privés ou publiques</text:span><text:span text:style-name="T3">.</text:span></text:p>
      <text:p text:style-name="P4"><text:span text:style-name="T3"/></text:p>
      <text:p text:style-name="P4"><text:span text:style-name="T3">Un DNS resolver privé fonctionne uniquement dans un réseau local. Imaginons que j'ai une entreprise, avec un serveur hébergeant mes fichiers (</text:span><text:span text:style-name="T2">file server</text:span><text:span text:style-name="T3">). L'adresse IP de ce file server est 192.168.1.10. Mais j'ai installé un serveur DNS privé qui associe à l'adresse IP 192.168.1.10 le nom de domaine "file_server". Maintenant, quand un de mes employés fait une requête à file_server, le nom de domaine est automatiquement résolu et la requête est transmise à 192.168.1.10.</text:span></text:p>
      <text:p text:style-name="P4"><text:span text:style-name="T3"/></text:p>
      <text:p text:style-name="P4"><text:span text:style-name="T3">Mais on a également des DNS resolvers publiques, qui fonctionnent exactement de la même façon. Si je tape </text:span><text:span text:style-name="T7">croco-byte.com</text:span><text:span text:style-name="T3"> dans mon browser, mon ordinateur va devoir contacter un serveur DNS publique afin de savoir à quelle adresse IP envoyer ma requête</text:span><text:span text:style-name="T3"><text:note text:id="ftn0" text:note-class="footnote"><text:note-citation>1</text:note-citation><text:note-body><text:p text:style-name="P10"><text:s/>: Souvent, nos routeurs agissent comme serveurs DNS, c'est mon cas actuellement, je peux le voir en tapant ipconfig /all. Mais dans les options réseau de Windows je peux également entrer manuellement mon serveur DNS que je veux utiliser.</text:p></text:note-body></text:note></text:span><text:span text:style-name="T3">.</text:span></text:p>
      <text:p text:style-name="P4"><text:span text:style-name="T3"/></text:p>
      <text:p text:style-name="P4"><text:span text:style-name="T3"/></text:p>
      <text:p text:style-name="P4"><text:span text:style-name="T3">Ce qu'on vient de décrire ici était le mécanisme de base. Voyons la résolution de noms en détail maintenant, étape par étape (cas du resolver publique, pas DNS privé) :</text:span></text:p>
      <text:p text:style-name="P4"><text:span text:style-name="T3"/></text:p>
      <text:list xml:id="list1626603855132095382" text:style-name="L5">
        <text:list-item>
          <text:p text:style-name="P9"><text:span text:style-name="T3">Je demande le site </text:span><text:span text:style-name="T7">croco-byte.com</text:span><text:span text:style-name="T3">.</text:span></text:p>
        </text:list-item>
        <text:list-item>
          <text:p text:style-name="P9"><text:span text:style-name="T3">Mon ordinateur vérifie tout d'abord dans son </text:span><text:span text:style-name="T4">cache</text:span><text:span text:style-name="T3">. Si j'ai déjà accédé à ce site récemment, mon ordinateur sait déjà à quel serveur s'adresser, car il a mis cette information dans son cache pour aller plus vite.</text:span></text:p>
        </text:list-item>
        <text:list-item>
          <text:p text:style-name="P9"><text:span text:style-name="T3">S'il ne trouve rien dans son cache, mon ordinateur demande à son </text:span><text:span text:style-name="T4">DNS resolver</text:span><text:span text:style-name="T3">. Le DNS resolver va à son tour regarder dans son cache, voir s'il trouve </text:span><text:span text:style-name="T7">croco-byte.com</text:span><text:span text:style-name="T3">.</text:span></text:p>
        </text:list-item>
        <text:list-item>
          <text:p text:style-name="P9"><text:span text:style-name="T3">Si le DNS Resolver ne trouve rien dans son cache pour ce nom de domaine, il va contacter un </text:span><text:span text:style-name="T4">root server</text:span><text:span text:style-name="T3">. Il y a environ 14 root servers dans le monde, placés stratégiquement dans chaque zone géographique. Si le root server n'a pas </text:span><text:span text:style-name="T7">croco-byte.com</text:span><text:span text:style-name="T3"> dans son cache, il va nous dire où est-ce qu'on va pouvoir obtenir des informations sur les noms de domaine se terminant par "</text:span><text:span text:style-name="T7">.com</text:span><text:span text:style-name="T3">" (on appelle cette extension un TLD, Top Level Domain), en transmettant au DNS Resolver l'adresse IP ou les adresses IP des TLD servers pertinents pour le nom de domaine concerné.</text:span></text:p>
        </text:list-item>
        <text:list-item>
          <text:p text:style-name="P9"><text:span text:style-name="T3">Le DNS Resolver envoie maintenant sa requête au / aux </text:span><text:span text:style-name="T4">TLD server(s)</text:span><text:span text:style-name="T3"> "</text:span><text:span text:style-name="T7">.com</text:span><text:span text:style-name="T3">". Si le TLD server n'a pas </text:span><text:span text:style-name="T7">croco-byte.com</text:span><text:span text:style-name="T3"> dans son cache, il va simplement renvoyer au DNS resolver l'adresse IP du </text:span><text:span text:style-name="T4">Authoritative DNS server</text:span><text:span text:style-name="T3">.</text:span></text:p>
        </text:list-item>
        <text:list-item>
          <text:p text:style-name="P9"><text:span text:style-name="T3">L'Authoritative DNS server est le serveur qui dispose véritablement des adresses IP associées aux noms de domaine. Il va renvoyer à notre DNS resolver l'adresse IP associée au domaine </text:span><text:span text:style-name="T7">croco-byte.com</text:span><text:span text:style-name="T3">. Le résolveur va mettre en cache cette information, puis la transmettre au browser du client.</text:span></text:p>
        </text:list-item>
        <text:list-item>
          <text:p text:style-name="P9"><text:span text:style-name="T3">Le client peut contacter le serveur associé au nom de domaine </text:span><text:span text:style-name="T7">croco-byte.com</text:span><text:span text:style-name="T3">. </text:span></text:p>
        </text:list-item>
      </text:list>
      <text:p text:style-name="P4"><text:span text:style-name="T3"/></text:p>
      <text:p text:style-name="P4"><text:span text:style-name="T3"/></text:p>
      <text:p text:style-name="P4"><text:span text:style-name="T3">Le schéma ci-dessous résume ces allers-retours :</text:span></text:p>
      <text:p text:style-name="P4"><text:span text:style-name="T3"/></text:p>
      <text:p text:style-name="P4"><text:span text:style-name="T3"/></text:p>
      <text:p text:style-name="P4"><text:span text:style-name="T3"/></text:p>
      <text:p text:style-name="P4"><text:span text:style-name="T3"/></text:p>
      <text:p text:style-name="P4"><draw:frame draw:style-name="fr2" draw:name="images2" text:anchor-type="paragraph" svg:width="17.754cm" svg:height="10.668cm" draw:z-index="4"><draw:image xlink:href="Pictures/20000007000055FE000033AECE3D846A.svm" xlink:type="simple" xlink:show="embed" xlink:actuate="onLoad"/></draw:frame><text:soft-page-break/><text:span text:style-name="T3"/></text:p>
      <text:p text:style-name="P4"><text:span text:style-name="T3"/></text:p>
      <text:p text:style-name="P4"><text:span text:style-name="T3">Le DNS resolver de google tourne sur l'adresse 8.8.8.8. Souvent, ce DNS resolver sera plus rapide que celui assigné par notre ISP (moi, mon routeur ?), car il aura énormément de sites déjà présents dans son ca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Colonna MT" svg:font-family="'Colonna MT'"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1M58S</meta:editing-duration>
    <meta:editing-cycles>3</meta:editing-cycles>
    <meta:generator>OpenOffice/4.1.5$Win32 OpenOffice.org_project/415m1$Build-9789</meta:generator>
    <dc:date>2020-11-30T15:52:54.27</dc:date>
    <meta:document-statistic meta:table-count="0" meta:image-count="2" meta:object-count="0" meta:page-count="3" meta:paragraph-count="29" meta:word-count="776" meta:character-count="4592"/>
    <meta:user-defined meta:name="Info 1"/>
    <meta:user-defined meta:name="Info 2"/>
    <meta:user-defined meta:name="Info 3"/>
    <meta:user-defined meta:name="Info 4"/>
  </office:meta>
</office:document-meta>
</file>